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se 1</text:p>
          </table:table-cell>
          <table:table-cell office:value-type="string" calcext:value-type="string">
            <text:p>offered load = 0.8</text:p>
          </table:table-cell>
          <table:table-cell/>
          <table:table-cell table:style-name="Default" office:value-type="string" calcext:value-type="string">
            <text:p>number customers = 1000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number customers = 10000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server utilization</text:p>
          </table:table-cell>
          <table:table-cell/>
          <table:table-cell table:style-name="Default"/>
          <table:table-cell office:value-type="string" calcext:value-type="string">
            <text:p>proportion customers lost</text:p>
          </table:table-cell>
          <table:table-cell/>
          <table:table-cell table:style-name="Default"/>
          <table:table-cell office:value-type="string" calcext:value-type="string">
            <text:p>average wait time carried customers</text:p>
          </table:table-cell>
          <table:table-cell/>
          <table:table-cell table:style-name="Default"/>
          <table:table-cell/>
          <table:table-cell office:value-type="string" calcext:value-type="string">
            <text:p>average wait time carried customers</text:p>
          </table:table-cell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table:style-name="Default"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table:style-name="Default"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table:style-name="Default"/>
          <table:table-cell/>
          <table:table-cell office:value-type="string" calcext:value-type="string">
            <text:p>simulation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office:value-type="float" office:value="0.444522134711948" calcext:value-type="float">
            <text:p>0.444522134711948</text:p>
          </table:table-cell>
          <table:table-cell table:formula="of:=([.B4]-[.C4])/[.B4]" office:value-type="percentage" office:value="-0.000174803101882962" calcext:value-type="percentage">
            <text:p>-0.02%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office:value-type="float" office:value="0.44461" calcext:value-type="float">
            <text:p>0.44461</text:p>
          </table:table-cell>
          <table:table-cell table:formula="of:=([.E4]-[.F4])/[.E4]" office:value-type="percentage" office:value="-0.000372500000000192" calcext:value-type="percentage">
            <text:p>-0.0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01639344" calcext:value-type="float">
            <text:p>0.5901639344</text:p>
          </table:table-cell>
          <table:table-cell office:value-type="float" office:value="0.588728223818328" calcext:value-type="float">
            <text:p>0.588728223818328</text:p>
          </table:table-cell>
          <table:table-cell table:formula="of:=([.B5]-[.C5])/[.B5]" office:value-type="percentage" office:value="0.00243273181905219" calcext:value-type="percentage">
            <text:p>0.24%</text:p>
          </table:table-cell>
          <table:table-cell office:value-type="float" office:value="0.262295081967213" calcext:value-type="float">
            <text:p>0.262295081967213</text:p>
          </table:table-cell>
          <table:table-cell office:value-type="float" office:value="0.2612" calcext:value-type="float">
            <text:p>0.2612</text:p>
          </table:table-cell>
          <table:table-cell table:formula="of:=([.E5]-[.F5])/[.E5]" office:value-type="percentage" office:value="0.00417500000000031" calcext:value-type="percentage">
            <text:p>0.42%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0.44574310301234" calcext:value-type="float">
            <text:p>0.44574310301234</text:p>
          </table:table-cell>
          <table:table-cell table:formula="of:=([.H5]-[.I5])/[.H5]" office:value-type="percentage" office:value="-0.359516464187635" calcext:value-type="percentage">
            <text:p>-35.95%</text:p>
          </table:table-cell>
          <table:table-cell/>
          <table:table-cell office:value-type="float" office:value="0.443714593715023" calcext:value-type="float">
            <text:p>0.443714593715023</text:p>
          </table:table-cell>
          <table:table-cell table:formula="of:=([.H5]-[.L5])/[.H5]" office:value-type="percentage" office:value="-0.353329510830819" calcext:value-type="percentage">
            <text:p>-35.3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2466125" calcext:value-type="float">
            <text:p>0.6612466125</text:p>
          </table:table-cell>
          <table:table-cell office:value-type="float" office:value="0.658155589083565" calcext:value-type="float">
            <text:p>0.658155589083565</text:p>
          </table:table-cell>
          <table:table-cell table:formula="of:=([.B6]-[.C6])/[.B6]" office:value-type="percentage" office:value="0.00467453951068096" calcext:value-type="percentage">
            <text:p>0.47%</text:p>
          </table:table-cell>
          <table:table-cell office:value-type="float" office:value="0.173441734417344" calcext:value-type="float">
            <text:p>0.173441734417344</text:p>
          </table:table-cell>
          <table:table-cell office:value-type="float" office:value="0.17317" calcext:value-type="float">
            <text:p>0.17317</text:p>
          </table:table-cell>
          <table:table-cell table:formula="of:=([.E6]-[.F6])/[.E6]" office:value-type="percentage" office:value="0.00156671875000005" calcext:value-type="percentage">
            <text:p>0.16%</text:p>
          </table:table-cell>
          <table:table-cell office:value-type="float" office:value="0.704607046070461" calcext:value-type="float">
            <text:p>0.704607046070461</text:p>
          </table:table-cell>
          <table:table-cell office:value-type="float" office:value="0.85168175843125" calcext:value-type="float">
            <text:p>0.85168175843125</text:p>
          </table:table-cell>
          <table:table-cell table:formula="of:=([.H6]-[.I6])/[.H6]" office:value-type="percentage" office:value="-0.208732957158197" calcext:value-type="percentage">
            <text:p>-20.87%</text:p>
          </table:table-cell>
          <table:table-cell/>
          <table:table-cell office:value-type="float" office:value="0.849881314143437" calcext:value-type="float">
            <text:p>0.849881314143437</text:p>
          </table:table-cell>
          <table:table-cell table:formula="of:=([.H6]-[.L6])/[.H6]" office:value-type="percentage" office:value="-0.206177711226647" calcext:value-type="percentage">
            <text:p>-20.6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89444011" calcext:value-type="float">
            <text:p>0.7289444011</text:p>
          </table:table-cell>
          <table:table-cell office:value-type="float" office:value="0.728288848065366" calcext:value-type="float">
            <text:p>0.728288848065366</text:p>
          </table:table-cell>
          <table:table-cell table:formula="of:=([.B7]-[.C7])/[.B7]" office:value-type="percentage" office:value="0.000899318293198157" calcext:value-type="percentage">
            <text:p>0.09%</text:p>
          </table:table-cell>
          <table:table-cell office:value-type="float" office:value="0.0888194986555643" calcext:value-type="float">
            <text:p>0.088819498655564</text:p>
          </table:table-cell>
          <table:table-cell office:value-type="float" office:value="0.08962" calcext:value-type="float">
            <text:p>0.08962</text:p>
          </table:table-cell>
          <table:table-cell table:formula="of:=([.E7]-[.F7])/[.E7]" office:value-type="percentage" office:value="-0.0090126757812498" calcext:value-type="percentage">
            <text:p>-0.90%</text:p>
          </table:table-cell>
          <table:table-cell office:value-type="float" office:value="1.42423453898864" calcext:value-type="float">
            <text:p>1.42423453898864</text:p>
          </table:table-cell>
          <table:table-cell office:value-type="float" office:value="1.56758560443841" calcext:value-type="float">
            <text:p>1.56758560443841</text:p>
          </table:table-cell>
          <table:table-cell table:formula="of:=([.H7]-[.I7])/[.H7]" office:value-type="percentage" office:value="-0.100651305333158" calcext:value-type="percentage">
            <text:p>-10.07%</text:p>
          </table:table-cell>
          <table:table-cell/>
          <table:table-cell office:value-type="float" office:value="1.56223376559084" calcext:value-type="float">
            <text:p>1.56223376559084</text:p>
          </table:table-cell>
          <table:table-cell table:formula="of:=([.H7]-[.L7])/[.H7]" office:value-type="percentage" office:value="-0.0968936104443868" calcext:value-type="percentage">
            <text:p>-9.69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59419501" calcext:value-type="float">
            <text:p>0.7759419501</text:p>
          </table:table-cell>
          <table:table-cell office:value-type="float" office:value="0.728288848065366" calcext:value-type="float">
            <text:p>0.728288848065366</text:p>
          </table:table-cell>
          <table:table-cell table:formula="of:=([.B8]-[.C8])/[.B8]" office:value-type="percentage" office:value="0.0614132307558475" calcext:value-type="percentage">
            <text:p>6.14%</text:p>
          </table:table-cell>
          <table:table-cell office:value-type="float" office:value="0.0300725624004179" calcext:value-type="float">
            <text:p>0.030072562400418</text:p>
          </table:table-cell>
          <table:table-cell office:value-type="float" office:value="0.03128" calcext:value-type="float">
            <text:p>0.03128</text:p>
          </table:table-cell>
          <table:table-cell table:formula="of:=([.E8]-[.F8])/[.E8]" office:value-type="percentage" office:value="-0.0401508053588863" calcext:value-type="percentage">
            <text:p>-4.02%</text:p>
          </table:table-cell>
          <table:table-cell office:value-type="float" office:value="2.52644444237953" calcext:value-type="float">
            <text:p>2.52644444237953</text:p>
          </table:table-cell>
          <table:table-cell office:value-type="float" office:value="2.62243163465444" calcext:value-type="float">
            <text:p>2.62243163465444</text:p>
          </table:table-cell>
          <table:table-cell table:formula="of:=([.H8]-[.I8])/[.H8]" office:value-type="percentage" office:value="-0.0379929954780684" calcext:value-type="percentage">
            <text:p>-3.80%</text:p>
          </table:table-cell>
          <table:table-cell/>
          <table:table-cell office:value-type="float" office:value="2.59883665609504" calcext:value-type="float">
            <text:p>2.59883665609504</text:p>
          </table:table-cell>
          <table:table-cell table:formula="of:=([.H8]-[.L8])/[.H8]" office:value-type="percentage" office:value="-0.0286537920649198" calcext:value-type="percentage">
            <text:p>-2.87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963310259" calcext:value-type="float">
            <text:p>0.7963310259</text:p>
          </table:table-cell>
          <table:table-cell office:value-type="float" office:value="0.800768224813079" calcext:value-type="float">
            <text:p>0.800768224813079</text:p>
          </table:table-cell>
          <table:table-cell table:formula="of:=([.B9]-[.C9])/[.B9]" office:value-type="percentage" office:value="-0.0055720532903559" calcext:value-type="percentage">
            <text:p>-0.56%</text:p>
          </table:table-cell>
          <table:table-cell office:value-type="float" office:value="0.00458621757848044" calcext:value-type="float">
            <text:p>0.00458621757848</text:p>
          </table:table-cell>
          <table:table-cell office:value-type="float" office:value="0.00429" calcext:value-type="float">
            <text:p>0.00429</text:p>
          </table:table-cell>
          <table:table-cell table:formula="of:=([.E9]-[.F9])/[.E9]" office:value-type="percentage" office:value="0.0645886448716164" calcext:value-type="percentage">
            <text:p>6.46%</text:p>
          </table:table-cell>
          <table:table-cell office:value-type="float" office:value="3.59182663551524" calcext:value-type="float">
            <text:p>3.59182663551524</text:p>
          </table:table-cell>
          <table:table-cell office:value-type="float" office:value="3.7715671316554" calcext:value-type="float">
            <text:p>3.7715671316554</text:p>
          </table:table-cell>
          <table:table-cell table:formula="of:=([.H9]-[.I9])/[.H9]" office:value-type="percentage" office:value="-0.0500415288318538" calcext:value-type="percentage">
            <text:p>-5.00%</text:p>
          </table:table-cell>
          <table:table-cell/>
          <table:table-cell office:value-type="float" office:value="3.58299706968449" calcext:value-type="float">
            <text:p>3.58299706968449</text:p>
          </table:table-cell>
          <table:table-cell table:formula="of:=([.H9]-[.L9])/[.H9]" office:value-type="percentage" office:value="0.00245823830789814" calcext:value-type="percentage">
            <text:p>0.25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98985365" calcext:value-type="float">
            <text:p>0.7998985365</text:p>
          </table:table-cell>
          <table:table-cell office:value-type="float" office:value="0.80184155096832" calcext:value-type="float">
            <text:p>0.80184155096832</text:p>
          </table:table-cell>
          <table:table-cell table:formula="of:=([.B10]-[.C10])/[.B10]" office:value-type="percentage" office:value="-0.00242907616361223" calcext:value-type="percentage">
            <text:p>-0.24%</text:p>
          </table:table-cell>
          <table:table-cell office:value-type="float" office:value="0.000126829370153704" calcext:value-type="float">
            <text:p>0.000126829370154</text:p>
          </table:table-cell>
          <table:table-cell office:value-type="float" office:value="0.00016" calcext:value-type="float">
            <text:p>0.00016</text:p>
          </table:table-cell>
          <table:table-cell table:formula="of:=([.E10]-[.F10])/[.E10]" office:value-type="percentage" office:value="-0.261537448353617" calcext:value-type="percentage">
            <text:p>-26.15%</text:p>
          </table:table-cell>
          <table:table-cell office:value-type="float" office:value="3.97856583644402" calcext:value-type="float">
            <text:p>3.97856583644402</text:p>
          </table:table-cell>
          <table:table-cell office:value-type="float" office:value="4.13804057560798" calcext:value-type="float">
            <text:p>4.13804057560798</text:p>
          </table:table-cell>
          <table:table-cell table:formula="of:=([.H10]-[.I10])/[.H10]" office:value-type="percentage" office:value="-0.0400834737239111" calcext:value-type="percentage">
            <text:p>-4.01%</text:p>
          </table:table-cell>
          <table:table-cell/>
          <table:table-cell office:value-type="float" office:value="3.98670049855051" calcext:value-type="float">
            <text:p>3.98670049855051</text:p>
          </table:table-cell>
          <table:table-cell table:formula="of:=([.H10]-[.L10])/[.H10]" office:value-type="percentage" office:value="-0.00204462171568836" calcext:value-type="percentage">
            <text:p>-0.20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ase 2</text:p>
          </table:table-cell>
          <table:table-cell office:value-type="string" calcext:value-type="string">
            <text:p>offered load = 1.2</text:p>
          </table:table-cell>
          <table:table-cell/>
          <table:table-cell table:style-name="Default" office:value-type="string" calcext:value-type="string">
            <text:p>number customers = 1000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server utilization</text:p>
          </table:table-cell>
          <table:table-cell/>
          <table:table-cell table:style-name="Default"/>
          <table:table-cell office:value-type="string" calcext:value-type="string">
            <text:p>proportion customers lost</text:p>
          </table:table-cell>
          <table:table-cell/>
          <table:table-cell table:style-name="Default"/>
          <table:table-cell office:value-type="string" calcext:value-type="string">
            <text:p>average wait time carried customers</text:p>
          </table:table-cell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table:style-name="Default"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table:style-name="Default"/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5454545454546" calcext:value-type="float">
            <text:p>0.545454545454546</text:p>
          </table:table-cell>
          <table:table-cell office:value-type="float" office:value="0.543073512315" calcext:value-type="float">
            <text:p>0.543073512315</text:p>
          </table:table-cell>
          <table:table-cell table:formula="of:=([.B16]-[.C16])/[.B16]" office:value-type="percentage" office:value="0.00436522742250032" calcext:value-type="percentage">
            <text:p>0.44%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54133" calcext:value-type="float">
            <text:p>0.54133</text:p>
          </table:table-cell>
          <table:table-cell table:formula="of:=([.E16]-[.F16])/[.E16]" office:value-type="percentage" office:value="0.00756166666666643" calcext:value-type="percentage">
            <text:p>0.76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274725274725" calcext:value-type="float">
            <text:p>0.725274725274725</text:p>
          </table:table-cell>
          <table:table-cell office:value-type="float" office:value="0.725168699824989" calcext:value-type="float">
            <text:p>0.725168699824989</text:p>
          </table:table-cell>
          <table:table-cell table:formula="of:=([.B17]-[.C17])/[.B17]" office:value-type="percentage" office:value="0.000146186604939233" calcext:value-type="percentage">
            <text:p>0.01%</text:p>
          </table:table-cell>
          <table:table-cell office:value-type="float" office:value="0.395604395604396" calcext:value-type="float">
            <text:p>0.395604395604396</text:p>
          </table:table-cell>
          <table:table-cell office:value-type="float" office:value="0.39709" calcext:value-type="float">
            <text:p>0.39709</text:p>
          </table:table-cell>
          <table:table-cell table:formula="of:=([.E17]-[.F17])/[.E17]" office:value-type="percentage" office:value="-0.0037552777777781" calcext:value-type="percentage">
            <text:p>-0.38%</text:p>
          </table:table-cell>
          <table:table-cell office:value-type="float" office:value="0.32967032967033" calcext:value-type="float">
            <text:p>0.32967032967033</text:p>
          </table:table-cell>
          <table:table-cell office:value-type="float" office:value="0.549754003431238" calcext:value-type="float">
            <text:p>0.549754003431238</text:p>
          </table:table-cell>
          <table:table-cell table:formula="of:=([.H17]-[.I17])/[.H17]" office:value-type="percentage" office:value="-0.667587143741423" calcext:value-type="percentage">
            <text:p>-66.76%</text:p>
          </table:table-cell>
          <table:table-cell/>
          <table:table-cell office:value-type="float" office:value="0.544054728377929" calcext:value-type="float">
            <text:p>0.544054728377929</text:p>
          </table:table-cell>
          <table:table-cell table:formula="of:=([.H17]-[.L17])/[.H17]" office:value-type="percentage" office:value="-0.650299342746384" calcext:value-type="percentage">
            <text:p>-65.0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371087928465" calcext:value-type="float">
            <text:p>0.81371087928465</text:p>
          </table:table-cell>
          <table:table-cell office:value-type="float" office:value="0.812397307118503" calcext:value-type="float">
            <text:p>0.812397307118503</text:p>
          </table:table-cell>
          <table:table-cell table:formula="of:=([.B18]-[.C18])/[.B18]" office:value-type="percentage" office:value="0.00161429839466054" calcext:value-type="percentage">
            <text:p>0.16%</text:p>
          </table:table-cell>
          <table:table-cell office:value-type="float" office:value="0.321907600596125" calcext:value-type="float">
            <text:p>0.321907600596125</text:p>
          </table:table-cell>
          <table:table-cell office:value-type="float" office:value="0.32112" calcext:value-type="float">
            <text:p>0.32112</text:p>
          </table:table-cell>
          <table:table-cell table:formula="of:=([.E18]-[.F18])/[.E18]" office:value-type="percentage" office:value="0.00244666666666672" calcext:value-type="percentage">
            <text:p>0.24%</text:p>
          </table:table-cell>
          <table:table-cell office:value-type="float" office:value="0.760059612518629" calcext:value-type="float">
            <text:p>0.760059612518629</text:p>
          </table:table-cell>
          <table:table-cell office:value-type="float" office:value="1.12191617110703" calcext:value-type="float">
            <text:p>1.12191617110703</text:p>
          </table:table-cell>
          <table:table-cell table:formula="of:=([.H18]-[.I18])/[.H18]" office:value-type="percentage" office:value="-0.476089707476111" calcext:value-type="percentage">
            <text:p>-47.61%</text:p>
          </table:table-cell>
          <table:table-cell/>
          <table:table-cell office:value-type="float" office:value="1.12290975279614" calcext:value-type="float">
            <text:p>1.12290975279614</text:p>
          </table:table-cell>
          <table:table-cell table:formula="of:=([.H18]-[.L18])/[.H18]" office:value-type="percentage" office:value="-0.477396949267083" calcext:value-type="percentage">
            <text:p>-47.7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9294254132964" calcext:value-type="float">
            <text:p>0.899294254132964</text:p>
          </table:table-cell>
          <table:table-cell office:value-type="float" office:value="0.900345681429447" calcext:value-type="float">
            <text:p>0.900345681429447</text:p>
          </table:table-cell>
          <table:table-cell table:formula="of:=([.B19]-[.C19])/[.B19]" office:value-type="percentage" office:value="-0.00116916936992682" calcext:value-type="percentage">
            <text:p>-0.12%</text:p>
          </table:table-cell>
          <table:table-cell office:value-type="float" office:value="0.250588121555863" calcext:value-type="float">
            <text:p>0.250588121555863</text:p>
          </table:table-cell>
          <table:table-cell office:value-type="float" office:value="0.25254" calcext:value-type="float">
            <text:p>0.25254</text:p>
          </table:table-cell>
          <table:table-cell table:formula="of:=([.E19]-[.F19])/[.E19]" office:value-type="percentage" office:value="-0.0077891898148151" calcext:value-type="percentage">
            <text:p>-0.78%</text:p>
          </table:table-cell>
          <table:table-cell office:value-type="float" office:value="1.76823176823177" calcext:value-type="float">
            <text:p>1.76823176823177</text:p>
          </table:table-cell>
          <table:table-cell office:value-type="float" office:value="2.38271248100839" calcext:value-type="float">
            <text:p>2.38271248100839</text:p>
          </table:table-cell>
          <table:table-cell table:formula="of:=([.H19]-[.I19])/[.H19]" office:value-type="percentage" office:value="-0.347511408751073" calcext:value-type="percentage">
            <text:p>-34.75%</text:p>
          </table:table-cell>
          <table:table-cell/>
          <table:table-cell office:value-type="float" office:value="2.36607261743913" calcext:value-type="float">
            <text:p>2.36607261743913</text:p>
          </table:table-cell>
          <table:table-cell table:formula="of:=([.H19]-[.L19])/[.H19]" office:value-type="percentage" office:value="-0.338100954834219" calcext:value-type="percentage">
            <text:p>-33.81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1477243117141" calcext:value-type="float">
            <text:p>0.961477243117141</text:p>
          </table:table-cell>
          <table:table-cell office:value-type="float" office:value="0.958925152725645" calcext:value-type="float">
            <text:p>0.958925152725645</text:p>
          </table:table-cell>
          <table:table-cell table:formula="of:=([.B20]-[.C20])/[.B20]" office:value-type="percentage" office:value="0.00265434300163095" calcext:value-type="percentage">
            <text:p>0.27%</text:p>
          </table:table-cell>
          <table:table-cell office:value-type="float" office:value="0.198768964069049" calcext:value-type="float">
            <text:p>0.198768964069049</text:p>
          </table:table-cell>
          <table:table-cell office:value-type="float" office:value="0.19809" calcext:value-type="float">
            <text:p>0.19809</text:p>
          </table:table-cell>
          <table:table-cell table:formula="of:=([.E20]-[.F20])/[.E20]" office:value-type="percentage" office:value="0.00341584548789724" calcext:value-type="percentage">
            <text:p>0.34%</text:p>
          </table:table-cell>
          <table:table-cell office:value-type="float" office:value="4.13721716752151" calcext:value-type="float">
            <text:p>4.13721716752151</text:p>
          </table:table-cell>
          <table:table-cell office:value-type="float" office:value="5.14582037940748" calcext:value-type="float">
            <text:p>5.14582037940748</text:p>
          </table:table-cell>
          <table:table-cell table:formula="of:=([.H20]-[.I20])/[.H20]" office:value-type="percentage" office:value="-0.243787833958494" calcext:value-type="percentage">
            <text:p>-24.38%</text:p>
          </table:table-cell>
          <table:table-cell/>
          <table:table-cell office:value-type="float" office:value="5.16758747098955" calcext:value-type="float">
            <text:p>5.16758747098955</text:p>
          </table:table-cell>
          <table:table-cell table:formula="of:=([.H20]-[.L20])/[.H20]" office:value-type="percentage" office:value="-0.249049122090272" calcext:value-type="percentage">
            <text:p>-24.9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2194614267879" calcext:value-type="float">
            <text:p>0.992194614267879</text:p>
          </table:table-cell>
          <table:table-cell office:value-type="float" office:value="0.99155361550922" calcext:value-type="float">
            <text:p>0.99155361550922</text:p>
          </table:table-cell>
          <table:table-cell table:formula="of:=([.B21]-[.C21])/[.B21]" office:value-type="percentage" office:value="0.000646041360678304" calcext:value-type="percentage">
            <text:p>0.06%</text:p>
          </table:table-cell>
          <table:table-cell office:value-type="float" office:value="0.173171154776767" calcext:value-type="float">
            <text:p>0.173171154776767</text:p>
          </table:table-cell>
          <table:table-cell office:value-type="float" office:value="0.1698" calcext:value-type="float">
            <text:p>0.1698</text:p>
          </table:table-cell>
          <table:table-cell table:formula="of:=([.E21]-[.F21])/[.E21]" office:value-type="percentage" office:value="0.0194671842496695" calcext:value-type="percentage">
            <text:p>1.95%</text:p>
          </table:table-cell>
          <table:table-cell office:value-type="float" office:value="9.75857508468583" calcext:value-type="float">
            <text:p>9.75857508468583</text:p>
          </table:table-cell>
          <table:table-cell office:value-type="float" office:value="11.68430170579" calcext:value-type="float">
            <text:p>11.68430170579</text:p>
          </table:table-cell>
          <table:table-cell table:formula="of:=([.H21]-[.I21])/[.H21]" office:value-type="percentage" office:value="-0.197336865719895" calcext:value-type="percentage">
            <text:p>-19.73%</text:p>
          </table:table-cell>
          <table:table-cell/>
          <table:table-cell office:value-type="float" office:value="11.8006063412115" calcext:value-type="float">
            <text:p>11.8006063412115</text:p>
          </table:table-cell>
          <table:table-cell table:formula="of:=([.H21]-[.L21])/[.H21]" office:value-type="percentage" office:value="-0.209255064269601" calcext:value-type="percentage">
            <text:p>-20.93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99592853375076" calcext:value-type="float">
            <text:p>0.999592853375076</text:p>
          </table:table-cell>
          <table:table-cell office:value-type="float" office:value="0.999936368641537" calcext:value-type="float">
            <text:p>0.999936368641537</text:p>
          </table:table-cell>
          <table:table-cell table:formula="of:=([.B22]-[.C22])/[.B22]" office:value-type="percentage" office:value="-0.000343655184509769" calcext:value-type="percentage">
            <text:p>-0.03%</text:p>
          </table:table-cell>
          <table:table-cell office:value-type="float" office:value="0.16700595552077" calcext:value-type="float">
            <text:p>0.16700595552077</text:p>
          </table:table-cell>
          <table:table-cell office:value-type="float" office:value="0.16661" calcext:value-type="float">
            <text:p>0.16661</text:p>
          </table:table-cell>
          <table:table-cell table:formula="of:=([.E22]-[.F22])/[.E22]" office:value-type="percentage" office:value="0.00237090659153548" calcext:value-type="percentage">
            <text:p>0.24%</text:p>
          </table:table-cell>
          <table:table-cell office:value-type="float" office:value="22.5580183940517" calcext:value-type="float">
            <text:p>22.5580183940517</text:p>
          </table:table-cell>
          <table:table-cell office:value-type="float" office:value="27.0528819150791" calcext:value-type="float">
            <text:p>27.0528819150791</text:p>
          </table:table-cell>
          <table:table-cell table:formula="of:=([.H22]-[.I22])/[.H22]" office:value-type="percentage" office:value="-0.199257906546115" calcext:value-type="percentage">
            <text:p>-19.93%</text:p>
          </table:table-cell>
          <table:table-cell/>
          <table:table-cell office:value-type="float" office:value="27.0734225034241" calcext:value-type="float">
            <text:p>27.0734225034241</text:p>
          </table:table-cell>
          <table:table-cell table:formula="of:=([.H22]-[.L22])/[.H22]" office:value-type="percentage" office:value="-0.20016847359975" calcext:value-type="percentage">
            <text:p>-20.0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40:46.051000000</meta:creation-date>
    <dc:date>2019-08-15T07:38:30.534000000</dc:date>
    <meta:editing-duration>PT23H56M9S</meta:editing-duration>
    <meta:editing-cycles>6</meta:editing-cycles>
    <meta:generator>LibreOffice/6.1.3.2$Windows_X86_64 LibreOffice_project/86daf60bf00efa86ad547e59e09d6bb77c699acb</meta:generator>
    <meta:document-statistic meta:table-count="1" meta:cell-count="196" meta:object-count="0"/>
  </office:meta>
</office:document-meta>
</file>